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1pt" fo:language="en" fo:country="GB" officeooo:rsid="0008fa74" officeooo:paragraph-rsid="0008fa74" style:font-size-asian="9.60000038146973pt" style:language-asian="zxx" style:country-asian="none" style:font-size-complex="11pt" style:language-complex="zxx" style:country-complex="none"/>
    </style:style>
    <style:style style:name="P2" style:family="paragraph" style:parent-style-name="Standard">
      <style:text-properties fo:font-size="11pt" fo:language="en" fo:country="GB" officeooo:rsid="0008fa74" officeooo:paragraph-rsid="0008fa74" style:font-size-asian="11pt" style:language-asian="zxx" style:country-asian="none" style:font-size-complex="11pt" style:language-complex="zxx" style:country-complex="none"/>
    </style:style>
    <style:style style:name="P3" style:family="paragraph" style:parent-style-name="Standard">
      <style:text-properties fo:font-size="11pt" fo:language="en" fo:country="GB" officeooo:rsid="00099183" officeooo:paragraph-rsid="00099183" style:font-size-asian="11pt" style:language-asian="zxx" style:country-asian="none" style:font-size-complex="11pt" style:language-complex="zxx" style:country-complex="none"/>
    </style:style>
    <style:style style:name="P4" style:family="paragraph" style:parent-style-name="Standard">
      <style:text-properties fo:font-size="11pt" fo:language="en" fo:country="GB" style:text-underline-style="solid" style:text-underline-width="auto" style:text-underline-color="font-color" officeooo:rsid="0008fa74" officeooo:paragraph-rsid="0008fa74" style:font-size-asian="11pt" style:language-asian="zxx" style:country-asian="none" style:font-size-complex="11pt" style:language-complex="zxx" style:country-complex="none"/>
    </style:style>
    <style:style style:name="P5" style:family="paragraph" style:parent-style-name="Standard">
      <style:text-properties fo:font-size="11pt" fo:language="en" fo:country="GB" style:text-underline-style="solid" style:text-underline-width="auto" style:text-underline-color="font-color" fo:font-weight="normal" officeooo:rsid="0011c091" officeooo:paragraph-rsid="0011c091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6" style:family="paragraph" style:parent-style-name="Standard">
      <style:text-properties fo:font-size="11pt" fo:language="en" fo:country="GB" style:text-underline-style="none" fo:font-weight="normal" officeooo:rsid="0009e24a" officeooo:paragraph-rsid="0009e24a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7" style:family="paragraph" style:parent-style-name="Standard">
      <style:text-properties fo:font-size="11pt" fo:language="en" fo:country="GB" style:text-underline-style="none" fo:font-weight="normal" officeooo:rsid="0009e24a" officeooo:paragraph-rsid="000c8e19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8" style:family="paragraph" style:parent-style-name="Standard">
      <style:text-properties fo:font-size="11pt" fo:language="en" fo:country="GB" style:text-underline-style="none" fo:font-weight="normal" officeooo:rsid="0009e24a" officeooo:paragraph-rsid="000d1dfb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9" style:family="paragraph" style:parent-style-name="Standard">
      <style:text-properties fo:font-size="11pt" fo:language="en" fo:country="GB" style:text-underline-style="none" fo:font-weight="normal" officeooo:rsid="0009e24a" officeooo:paragraph-rsid="000ee6ee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0" style:family="paragraph" style:parent-style-name="Standard">
      <style:text-properties fo:font-size="11pt" fo:language="en" fo:country="GB" style:text-underline-style="none" fo:font-weight="normal" officeooo:rsid="0009e24a" officeooo:paragraph-rsid="0013ab71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1" style:family="paragraph" style:parent-style-name="Standard">
      <style:text-properties fo:font-size="11pt" fo:language="en" fo:country="GB" style:text-underline-style="none" fo:font-weight="normal" officeooo:rsid="000d1dfb" officeooo:paragraph-rsid="000d1dfb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2" style:family="paragraph" style:parent-style-name="Standard">
      <style:text-properties fo:language="en" fo:country="GB" style:text-underline-style="solid" style:text-underline-width="auto" style:text-underline-color="font-color" fo:font-weight="bold" officeooo:rsid="0008fa74" officeooo:paragraph-rsid="0008fa74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Standard">
      <style:text-properties fo:language="en" fo:country="GB" style:text-underline-style="solid" style:text-underline-width="auto" style:text-underline-color="font-color" officeooo:rsid="0008fa74" officeooo:paragraph-rsid="0008fa74" style:language-asian="zxx" style:country-asian="none" style:language-complex="zxx" style:country-complex="none"/>
    </style:style>
    <style:style style:name="P14" style:family="paragraph" style:parent-style-name="Standard">
      <style:text-properties fo:font-size="11pt" fo:language="en" fo:country="GB" style:text-underline-style="none" fo:font-weight="normal" officeooo:rsid="0011c091" officeooo:paragraph-rsid="0011c091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5" style:family="paragraph" style:parent-style-name="Standard">
      <style:text-properties fo:font-size="11pt" fo:language="en" fo:country="GB" officeooo:rsid="0016d643" officeooo:paragraph-rsid="0016d643" style:font-size-asian="9.60000038146973pt" style:language-asian="zxx" style:country-asian="none" style:font-size-complex="11pt" style:language-complex="zxx" style:country-complex="none"/>
    </style:style>
    <style:style style:name="P16" style:family="paragraph" style:parent-style-name="Standard">
      <style:text-properties fo:font-size="11pt" fo:language="en" fo:country="GB" officeooo:rsid="00099183" officeooo:paragraph-rsid="00099183" style:font-size-asian="11pt" style:language-asian="zxx" style:country-asian="none" style:font-size-complex="11pt" style:language-complex="zxx" style:country-complex="none"/>
    </style:style>
    <style:style style:name="P17" style:family="paragraph" style:parent-style-name="Standard">
      <style:text-properties fo:font-size="11pt" fo:language="en" fo:country="GB" officeooo:rsid="00179bae" officeooo:paragraph-rsid="00179bae" style:font-size-asian="11pt" style:language-asian="zxx" style:country-asian="none" style:font-size-complex="11pt" style:language-complex="zxx" style:country-complex="none"/>
    </style:style>
    <style:style style:name="P18" style:family="paragraph" style:parent-style-name="Standard">
      <style:text-properties fo:language="en" fo:country="GB" style:text-underline-style="solid" style:text-underline-width="auto" style:text-underline-color="font-color" fo:font-weight="bold" officeooo:rsid="0008fa74" officeooo:paragraph-rsid="0008fa74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Standard">
      <style:text-properties fo:language="en" fo:country="GB" style:text-underline-style="none" fo:font-weight="normal" officeooo:rsid="0009e24a" officeooo:paragraph-rsid="0009e24a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officeooo:rsid="000b4b87"/>
    </style:style>
    <style:style style:name="T2" style:family="text">
      <style:text-properties officeooo:rsid="000c8e19"/>
    </style:style>
    <style:style style:name="T3" style:family="text">
      <style:text-properties officeooo:rsid="000d1dfb"/>
    </style:style>
    <style:style style:name="T4" style:family="text">
      <style:text-properties officeooo:rsid="000ee6ee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3bc45"/>
    </style:style>
    <style:style style:name="T7" style:family="text">
      <style:text-properties style:text-underline-style="none" officeooo:rsid="0015955e"/>
    </style:style>
    <style:style style:name="T8" style:family="text">
      <style:text-properties officeooo:rsid="0013ab71"/>
    </style:style>
    <style:style style:name="T9" style:family="text">
      <style:text-properties officeooo:rsid="0016d643"/>
    </style:style>
    <style:style style:name="T10" style:family="text">
      <style:text-properties fo:font-size="11pt" style:font-size-asian="9.60000038146973pt" style:font-size-complex="11pt"/>
    </style:style>
    <style:style style:name="T11" style:family="text">
      <style:text-properties fo:font-size="11pt" officeooo:rsid="000b4b87" style:font-size-asian="9.60000038146973pt" style:font-size-complex="11pt"/>
    </style:style>
    <style:style style:name="T12" style:family="text">
      <style:text-properties officeooo:rsid="00179b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ode:</text:p>
      <text:p text:style-name="P1"/>
      <text:p text:style-name="P15">import java.util.Scanner;</text:p>
      <text:p text:style-name="P15"/>
      <text:p text:style-name="P15">class Main {</text:p>
      <text:p text:style-name="P15"><text:s text:c="4"/>public static void main(String[] args) {</text:p>
      <text:p text:style-name="P15"/>
      <text:p text:style-name="P15"><text:s text:c="8"/>String[] routeArray = {"Bosty Lane Route","Birmingham Road Route","Daniels Lane Route",};</text:p>
      <text:p text:style-name="P15"><text:s text:c="8"/>int[] distanceArray = {12, 8, 10};</text:p>
      <text:p text:style-name="P15"><text:s text:c="6"/></text:p>
      <text:p text:style-name="P15"><text:s text:c="8"/>Scanner input = new Scanner(System.in);</text:p>
      <text:p text:style-name="P15"/>
      <text:p text:style-name="P15"><text:s text:c="8"/>System.out.println("Welcome to the Running Calculator!");</text:p>
      <text:p text:style-name="P15"><text:s text:c="8"/>System.out.println("This program will allow you to determine how many calories you have burned whilst running.");</text:p>
      <text:p text:style-name="P15"><text:s text:c="8"/>System.out.println("Enter either (1) / (2) / (3) to select one of the " + routeArray.length + " pre-existing routes below.");</text:p>
      <text:p text:style-name="P15"><text:s text:c="8"/>System.out.println("(1) " + routeArray[0]);</text:p>
      <text:p text:style-name="P15"><text:s text:c="8"/>System.out.println("(2) " + routeArray[1]);</text:p>
      <text:p text:style-name="P15"><text:s text:c="8"/>System.out.println("(3) " + routeArray[2]);</text:p>
      <text:p text:style-name="P15"><text:s text:c="8"/>System.out.println("Enter (4) to exit the program.");</text:p>
      <text:p text:style-name="P15"><text:s text:c="8"/>System.out.println("If you ran a new route instead, enter the distance you ran to the nearest KM: ");</text:p>
      <text:p text:style-name="P15"/>
      <text:p text:style-name="P15"><text:s text:c="8"/>int x = input.nextInt();</text:p>
      <text:p text:style-name="P15"><text:s text:c="8"/></text:p>
      <text:p text:style-name="P15"><text:s text:c="8"/>if (x == 1) {</text:p>
      <text:p text:style-name="P15"><text:s text:c="12"/>System.out.println("You entered (" + x + ") to select the " + routeArray[0] + ".");</text:p>
      <text:p text:style-name="P15"><text:s text:c="12"/>System.out.println("The distance of this route is " + distanceArray[0] + "KM, or " + (distanceArray[0] * 0.62) + " <text:span text:style-name="T12">m</text:span>iles.");</text:p>
      <text:p text:style-name="P15"><text:s text:c="12"/>System.out.println("You burned (" + (distanceArray[0] * 62) + ") calories.");</text:p>
      <text:p text:style-name="P15"><text:s text:c="12"/>System.out.println("Thank you for using the Running Calculator!");</text:p>
      <text:p text:style-name="P15"><text:s text:c="8"/>}</text:p>
      <text:p text:style-name="P15"><text:s text:c="8"/>else if (x == 2) {</text:p>
      <text:p text:style-name="P15"><text:s text:c="12"/>System.out.println("You entered (" + x + ") to select the " + routeArray[1] + ".");</text:p>
      <text:p text:style-name="P15"><text:s text:c="12"/>System.out.println("The distance of this route is " + distanceArray[1] + "KM, or " + (distanceArray[1] * 0.62) + " <text:span text:style-name="T12">m</text:span>iles.");</text:p>
      <text:p text:style-name="P15"><text:s text:c="12"/>System.out.println("You burned (" + (distanceArray[1] * 62) + ") calories.");</text:p>
      <text:p text:style-name="P15"><text:s text:c="12"/>System.out.println("Thank you for using the Running Calculator!");</text:p>
      <text:p text:style-name="P15"><text:s text:c="8"/>} <text:s/></text:p>
      <text:p text:style-name="P15"><text:s text:c="8"/>else if (x == 3) {</text:p>
      <text:p text:style-name="P15"><text:s text:c="12"/>System.out.println("You entered (" + x + ") to select the " + routeArray[2] + ".");</text:p>
      <text:p text:style-name="P15"><text:s text:c="12"/>System.out.println("The distance of this route is " + distanceArray[2] + "KM, or " + (distanceArray[2] * 0.62) + " <text:span text:style-name="T12">m</text:span>iles.");</text:p>
      <text:p text:style-name="P15"><text:s text:c="12"/>System.out.println("You burned (" + (distanceArray[2] * 62) + ") calories.");</text:p>
      <text:p text:style-name="P15"><text:s text:c="12"/>System.out.println("Thank you for using the Running Calculator!");</text:p>
      <text:p text:style-name="P15"><text:s text:c="8"/>}</text:p>
      <text:p text:style-name="P15"><text:s text:c="8"/>else if (x == 4) {</text:p>
      <text:p text:style-name="P15"><text:s text:c="12"/>System.out.println("You entered (" + x + ") to exit the program.");</text:p>
      <text:p text:style-name="P15"><text:s text:c="12"/>System.out.println("Thank you for using the Running Calculator!");</text:p>
      <text:p text:style-name="P15"><text:s text:c="8"/>}</text:p>
      <text:p text:style-name="P15"><text:s text:c="8"/>else {</text:p>
      <text:p text:style-name="P15"><text:s text:c="12"/>System.out.println("You entered a distance of (" + x + ")KM, which is equivalent to " + (x * 0.62) + " <text:span text:style-name="T12">m</text:span>iles.");</text:p>
      <text:p text:style-name="P15"><text:s text:c="12"/>System.out.println("You burned (" + (x * 62) + ") calories.");</text:p>
      <text:p text:style-name="P15"><text:s text:c="12"/>System.out.println("Thank you for using the Running Calculator!");</text:p>
      <text:p text:style-name="P15"><text:s text:c="8"/>}</text:p>
      <text:p text:style-name="P15"><text:s text:c="4"/>}</text:p>
      <text:p text:style-name="P15"><text:soft-page-break/>}</text:p>
      <text:p text:style-name="P1"/>
      <text:p text:style-name="P13">Input:</text:p>
      <text:p text:style-name="P2"/>
      <text:p text:style-name="P3">2</text:p>
      <text:p text:style-name="P2"/>
      <text:p text:style-name="P13">Output:</text:p>
      <text:p text:style-name="P4"/>
      <text:p text:style-name="P3">You entered (2) to select the Birmingham Road Route.</text:p>
      <text:p text:style-name="P3">The distance of this route is 8KM, <text:span text:style-name="T12">or 4.96 miles</text:span>.</text:p>
      <text:p text:style-name="P3">You burned (496) calories.</text:p>
      <text:p text:style-name="P17">Thank you for using the Running Calculator!</text:p>
      <text:p text:style-name="P2"/>
      <text:p text:style-name="P12">Explanation:</text:p>
      <text:p text:style-name="P19"><text:span text:style-name="T10"/></text:p>
      <text:p text:style-name="P19"><text:span text:style-name="T10">– Line #1 </text:span><text:span text:style-name="T11">imports the scanner function.</text:span></text:p>
      <text:p text:style-name="P6"/>
      <text:p text:style-name="P7">– Line #<text:span text:style-name="T2">6 creates the string array 'routeArray'.</text:span></text:p>
      <text:p text:style-name="P7">– Line #<text:span text:style-name="T2">7 creates the int array 'distanceArray'.</text:span></text:p>
      <text:p text:style-name="P7"/>
      <text:p text:style-name="P7">– Line #<text:span text:style-name="T2">9 creates a new scanner called 'input'.</text:span></text:p>
      <text:p text:style-name="P7"/>
      <text:p text:style-name="P8">– Line<text:span text:style-name="T3">s</text:span> #<text:span text:style-name="T3">11 – 18 ask the user to either select a pre-existing route, or to input the distance they ran in KM.</text:span></text:p>
      <text:p text:style-name="P7"/>
      <text:p text:style-name="P11">– Line #<text:span text:style-name="T9">20</text:span> creates the int 'x'. 'x' is the number that the user inputs into the program.</text:p>
      <text:p text:style-name="P11"/>
      <text:p text:style-name="P9">– Line<text:span text:style-name="T3">s</text:span> #<text:span text:style-name="T4">22 – 43 are a series of 'if' and 'else-if' statements. They call the corresponding positions in the 'routeArray' and the 'distanceArray' according to the the user input. They then calculate the equivalent <text:s/>distance in miles by multiplying (km * 0.62) and calories burned by multiplying (km * 62).</text:span></text:p>
      <text:p text:style-name="P9"/>
      <text:p text:style-name="P5">Note:<text:span text:style-name="T5"> This could be hard-coded in, but this method makes it considerably easier to add new routes/distances in the future.</text:span></text:p>
      <text:p text:style-name="P14"/>
      <text:p text:style-name="P10">– Line #<text:span text:style-name="T9">44 is an 'else' statement. If the user does not enter one of the pre-existing routes, then this takes their input (km ran) and calculates the equivalent distance in miles as well as the calories burn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0M34S</meta:editing-duration>
    <meta:editing-cycles>15</meta:editing-cycles>
    <meta:generator>LibreOffice/5.0.4.2$Windows_x86 LibreOffice_project/2b9802c1994aa0b7dc6079e128979269cf95bc78</meta:generator>
    <dc:date>2022-06-28T16:21:31.784000000</dc:date>
    <meta:document-statistic meta:table-count="0" meta:image-count="0" meta:object-count="0" meta:page-count="2" meta:paragraph-count="64" meta:word-count="563" meta:character-count="3965" meta:non-whitespace-character-count="3049"/>
    <meta:user-defined meta:name="Info 1"/>
    <meta:user-defined meta:name="Info 2"/>
    <meta:user-defined meta:name="Info 3"/>
    <meta:user-defined meta:name="Info 4"/>
  </office:meta>
</office:document-meta>
</file>